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marker-end="Symmetric_20_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cm" svg:height="2cm" svg:x="1.48cm" svg:y="4.31cm">
          <text:p text:style-name="P1"><text:span text:style-name="T1">File</text:span></text:p>
        </draw:rect>
        <draw:rect draw:style-name="gr1" draw:text-style-name="P2" draw:layer="layout" svg:width="2cm" svg:height="2cm" svg:x="7.48cm" svg:y="4.3cm">
          <text:p text:style-name="P1"><text:span text:style-name="T1">Tokens</text:span></text:p>
        </draw:rect>
        <draw:rect draw:style-name="gr1" draw:text-style-name="P2" draw:layer="layout" svg:width="2cm" svg:height="2cm" svg:x="13.48cm" svg:y="4.31cm">
          <text:p text:style-name="P1"><text:span text:style-name="T1">Concrete</text:span></text:p>
          <text:p text:style-name="P1"><text:span text:style-name="T1">Syntax</text:span></text:p>
          <text:p text:style-name="P1"><text:span text:style-name="T1">Tree</text:span></text:p>
        </draw:rect>
        <draw:rect draw:style-name="gr1" draw:text-style-name="P2" draw:layer="layout" svg:width="2cm" svg:height="2cm" svg:x="19.48cm" svg:y="4.31cm">
          <text:p text:style-name="P1"><text:span text:style-name="T1">Abstract</text:span></text:p>
          <text:p text:style-name="P1"><text:span text:style-name="T1">Syntax</text:span></text:p>
          <text:p text:style-name="P1"><text:span text:style-name="T1">Graph</text:span></text:p>
        </draw:rect>
        <draw:custom-shape draw:style-name="gr2" draw:text-style-name="P2" draw:layer="layout" svg:width="2.5cm" svg:height="1cm" svg:x="4.22cm" svg:y="4.81cm">
          <text:p text:style-name="P1"><text:span text:style-name="T1">Lex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10.22cm" svg:y="4.81cm">
          <text:p text:style-name="P1"><text:span text:style-name="T1">Pars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16.22cm" svg:y="4.8cm">
          <text:p text:style-name="P1"><text:span text:style-name="T1">CS2A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22.17cm" svg:y="4.11cm">
          <text:p text:style-name="P1"><text:span text:style-name="T1">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3.48cm" svg:y1="5.31cm" svg:x2="4.22cm" svg:y2="5.31cm">
          <text:p/>
        </draw:line>
        <draw:line draw:style-name="gr3" draw:text-style-name="P1" draw:layer="layout" svg:x1="6.72cm" svg:y1="5.3cm" svg:x2="7.48cm" svg:y2="5.3cm">
          <text:p/>
        </draw:line>
        <draw:line draw:style-name="gr3" draw:text-style-name="P1" draw:layer="layout" svg:x1="9.48cm" svg:y1="5.3cm" svg:x2="10.22cm" svg:y2="5.3cm">
          <text:p/>
        </draw:line>
        <draw:line draw:style-name="gr3" draw:text-style-name="P1" draw:layer="layout" svg:x1="12.72cm" svg:y1="5.31cm" svg:x2="13.46cm" svg:y2="5.31cm">
          <text:p/>
        </draw:line>
        <draw:line draw:style-name="gr3" draw:text-style-name="P1" draw:layer="layout" svg:x1="15.48cm" svg:y1="5.31cm" svg:x2="16.22cm" svg:y2="5.31cm">
          <text:p/>
        </draw:line>
        <draw:line draw:style-name="gr3" draw:text-style-name="P1" draw:layer="layout" svg:x1="18.72cm" svg:y1="5.3cm" svg:x2="19.46cm" svg:y2="5.3cm">
          <text:p/>
        </draw:line>
        <draw:line draw:style-name="gr3" draw:text-style-name="P1" draw:layer="layout" svg:x1="21.48cm" svg:y1="4.61cm" svg:x2="22.22cm" svg:y2="4.61cm">
          <text:p/>
        </draw:line>
        <draw:line draw:style-name="gr3" draw:text-style-name="P1" draw:layer="layout" svg:x1="24.57cm" svg:y1="4.61cm" svg:x2="25.21cm" svg:y2="4.61cm">
          <text:p/>
        </draw:line>
        <draw:rect draw:style-name="gr4" draw:text-style-name="P2" draw:layer="layout" svg:width="2cm" svg:height="2cm" svg:x="13.47cm" svg:y="1.31cm">
          <text:p text:style-name="P1"><text:span text:style-name="T1">CST</text:span></text:p>
          <text:p text:style-name="P1"><text:span text:style-name="T1">Meta</text:span></text:p>
          <text:p text:style-name="P1"><text:span text:style-name="T1">Model</text:span></text:p>
        </draw:rect>
        <draw:rect draw:style-name="gr4" draw:text-style-name="P2" draw:layer="layout" svg:width="2cm" svg:height="2cm" svg:x="19.47cm" svg:y="1.31cm">
          <text:p text:style-name="P1"><text:span text:style-name="T1">ASG</text:span></text:p>
          <text:p text:style-name="P1"><text:span text:style-name="T1">Meta</text:span></text:p>
          <text:p text:style-name="P1"><text:span text:style-name="T1">Model</text:span></text:p>
        </draw:rect>
        <draw:line draw:style-name="gr5" draw:text-style-name="P1" draw:layer="layout" svg:x1="14.47cm" svg:y1="4.31cm" svg:x2="14.47cm" svg:y2="3.31cm">
          <text:p/>
        </draw:line>
        <draw:frame draw:style-name="gr6" draw:text-style-name="P3" draw:layer="layout" svg:width="2.339cm" svg:height="0.64cm" svg:x="14.631cm" svg:y="3.31cm">
          <draw:text-box>
            <text:p><text:span text:style-name="T2">conformsTo</text:span></text:p>
          </draw:text-box>
        </draw:frame>
        <draw:line draw:style-name="gr5" draw:text-style-name="P1" draw:layer="layout" svg:x1="20.47cm" svg:y1="4.31cm" svg:x2="20.47cm" svg:y2="3.31cm">
          <text:p/>
        </draw:line>
        <draw:frame draw:style-name="gr6" draw:text-style-name="P3" draw:layer="layout" svg:width="2.339cm" svg:height="0.64cm" svg:x="20.631cm" svg:y="3.31cm">
          <draw:text-box>
            <text:p><text:span text:style-name="T2">conformsTo</text:span></text:p>
          </draw:text-box>
        </draw:frame>
        <draw:rect draw:style-name="gr4" draw:text-style-name="P2" draw:layer="layout" svg:width="2cm" svg:height="2cm" svg:x="10.46cm" svg:y="1.3cm">
          <text:p text:style-name="P1"><text:span text:style-name="T1">Parser</text:span></text:p>
          <text:p text:style-name="P1"><text:span text:style-name="T1">Grammar</text:span></text:p>
        </draw:rect>
        <draw:rect draw:style-name="gr4" draw:text-style-name="P2" draw:layer="layout" svg:width="2cm" svg:height="2cm" svg:x="4.47cm" svg:y="1.31cm">
          <text:p text:style-name="P1"><text:span text:style-name="T1">Lexer</text:span></text:p>
          <text:p text:style-name="P1"><text:span text:style-name="T1">Grammar</text:span></text:p>
        </draw:rect>
        <draw:line draw:style-name="gr5" draw:text-style-name="P1" draw:layer="layout" svg:x1="11.46cm" svg:y1="4.81cm" svg:x2="11.46cm" svg:y2="3.31cm">
          <text:p/>
        </draw:line>
        <draw:frame draw:style-name="gr6" draw:text-style-name="P3" draw:layer="layout" svg:width="1.713cm" svg:height="0.64cm" svg:x="11.621cm" svg:y="3.31cm">
          <draw:text-box>
            <text:p><text:span text:style-name="T2">realises</text:span></text:p>
          </draw:text-box>
        </draw:frame>
        <draw:line draw:style-name="gr5" draw:text-style-name="P1" draw:layer="layout" svg:x1="5.47cm" svg:y1="4.81cm" svg:x2="5.47cm" svg:y2="3.31cm">
          <text:p/>
        </draw:line>
        <draw:frame draw:style-name="gr6" draw:text-style-name="P3" draw:layer="layout" svg:width="1.713cm" svg:height="0.64cm" svg:x="5.72cm" svg:y="3.31cm">
          <draw:text-box>
            <text:p><text:span text:style-name="T2">realises</text:span></text:p>
          </draw:text-box>
        </draw:frame>
        <draw:rect draw:style-name="gr4" draw:text-style-name="P2" draw:layer="layout" svg:width="2cm" svg:height="2cm" svg:x="7.47cm" svg:y="1.3cm">
          <text:p text:style-name="P1"><text:span text:style-name="T1">Strings</text:span></text:p>
          <text:p text:style-name="P1"><text:span text:style-name="T1">'Meta-</text:span></text:p>
          <text:p text:style-name="P1"><text:span text:style-name="T1">Model'</text:span></text:p>
        </draw:rect>
        <draw:line draw:style-name="gr5" draw:text-style-name="P1" draw:layer="layout" svg:x1="8.47cm" svg:y1="4.3cm" svg:x2="8.47cm" svg:y2="3.3cm">
          <text:p/>
        </draw:line>
        <draw:frame draw:style-name="gr6" draw:text-style-name="P3" draw:layer="layout" svg:width="2.339cm" svg:height="0.64cm" svg:x="8.72cm" svg:y="3.31cm">
          <draw:text-box>
            <text:p><text:span text:style-name="T2">conformsTo</text:span></text:p>
          </draw:text-box>
        </draw:frame>
        <draw:rect draw:style-name="gr4" draw:text-style-name="P2" draw:layer="layout" svg:width="2cm" svg:height="2cm" svg:x="1.47cm" svg:y="1.31cm">
          <text:p text:style-name="P1"><text:span text:style-name="T1">Bytes</text:span></text:p>
          <text:p text:style-name="P1"><text:span text:style-name="T1">'Meta-</text:span></text:p>
          <text:p text:style-name="P1"><text:span text:style-name="T1">Model'</text:span></text:p>
        </draw:rect>
        <draw:line draw:style-name="gr5" draw:text-style-name="P1" draw:layer="layout" svg:x1="2.47cm" svg:y1="4.31cm" svg:x2="2.47cm" svg:y2="3.31cm">
          <text:p/>
        </draw:line>
        <draw:frame draw:style-name="gr6" draw:text-style-name="P3" draw:layer="layout" svg:width="2.339cm" svg:height="0.64cm" svg:x="2.631cm" svg:y="3.31cm">
          <draw:text-box>
            <text:p><text:span text:style-name="T2">conformsTo</text:span></text:p>
          </draw:text-box>
        </draw:frame>
        <draw:rect draw:style-name="gr4" draw:text-style-name="P2" draw:layer="layout" svg:width="2cm" svg:height="2cm" svg:x="16.46cm" svg:y="1.3cm">
          <text:p text:style-name="P1"><text:span text:style-name="T1">CS2AS</text:span></text:p>
          <text:p text:style-name="P1"><text:span text:style-name="T1">Rules</text:span></text:p>
        </draw:rect>
        <draw:line draw:style-name="gr5" draw:text-style-name="P1" draw:layer="layout" svg:x1="17.46cm" svg:y1="4.81cm" svg:x2="17.46cm" svg:y2="3.31cm">
          <text:p/>
        </draw:line>
        <draw:frame draw:style-name="gr6" draw:text-style-name="P3" draw:layer="layout" svg:width="1.713cm" svg:height="0.64cm" svg:x="17.621cm" svg:y="3.31cm">
          <draw:text-box>
            <text:p><text:span text:style-name="T2">realises</text:span></text:p>
          </draw:text-box>
        </draw:frame>
        <draw:rect draw:style-name="gr4" draw:text-style-name="P2" draw:layer="layout" svg:width="2cm" svg:height="2cm" svg:x="22.47cm" svg:y="1.3cm">
          <text:p text:style-name="P1"><text:span text:style-name="T1">Well-</text:span></text:p>
          <text:p text:style-name="P1"><text:span text:style-name="T1">Formed</text:span></text:p>
          <text:p text:style-name="P1"><text:span text:style-name="T1">ness</text:span></text:p>
          <text:p text:style-name="P1"><text:span text:style-name="T1">Rules</text:span></text:p>
        </draw:rect>
        <draw:line draw:style-name="gr5" draw:text-style-name="P1" draw:layer="layout" svg:x1="23.47cm" svg:y1="4.1cm" svg:x2="23.47cm" svg:y2="3.31cm">
          <text:p/>
        </draw:line>
        <draw:frame draw:style-name="gr6" draw:text-style-name="P3" draw:layer="layout" svg:width="1.713cm" svg:height="0.64cm" svg:x="23.631cm" svg:y="3.31cm">
          <draw:text-box>
            <text:p><text:span text:style-name="T2">realises</text:span></text:p>
          </draw:text-box>
        </draw:frame>
        <draw:custom-shape draw:style-name="gr2" draw:text-style-name="P2" draw:layer="layout" svg:width="2.5cm" svg:height="1cm" svg:x="4.27cm" svg:y="6.81cm">
          <text:p text:style-name="P1"><text:span text:style-name="T1">Edi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line draw:style-name="gr3" draw:text-style-name="P1" draw:layer="layout" svg:x1="2.47cm" svg:y1="7.31cm" svg:x2="2.47cm" svg:y2="6.31cm">
            <text:p/>
          </draw:line>
          <draw:line draw:style-name="gr7" draw:text-style-name="P1" draw:layer="layout" svg:x1="2.47cm" svg:y1="7.31cm" svg:x2="4.37cm" svg:y2="7.31cm">
            <text:p/>
          </draw:line>
        </draw:g>
        <draw:g>
          <draw:line draw:style-name="gr7" draw:text-style-name="P1" draw:layer="layout" svg:x1="14.47cm" svg:y1="7.31cm" svg:x2="14.47cm" svg:y2="6.31cm">
            <text:p/>
          </draw:line>
          <draw:line draw:style-name="gr3" draw:text-style-name="P1" draw:layer="layout" svg:x1="14.47cm" svg:y1="7.31cm" svg:x2="6.67cm" svg:y2="7.31cm">
            <text:p/>
          </draw:line>
        </draw:g>
        <draw:g>
          <draw:line draw:style-name="gr7" draw:text-style-name="P1" draw:layer="layout" svg:x1="20.47cm" svg:y1="7.61cm" svg:x2="20.47cm" svg:y2="6.31cm">
            <text:p/>
          </draw:line>
          <draw:line draw:style-name="gr3" draw:text-style-name="P1" draw:layer="layout" svg:x1="20.47cm" svg:y1="7.61cm" svg:x2="6.27cm" svg:y2="7.61cm">
            <text:p/>
          </draw:line>
        </draw:g>
        <draw:g>
          <draw:line draw:style-name="gr7" draw:text-style-name="P1" draw:layer="layout" svg:x1="8.47cm" svg:y1="7.01cm" svg:x2="8.47cm" svg:y2="6.31cm">
            <text:p/>
          </draw:line>
          <draw:line draw:style-name="gr3" draw:text-style-name="P1" draw:layer="layout" svg:x1="8.47cm" svg:y1="7.01cm" svg:x2="6.27cm" svg:y2="7.01cm">
            <text:p/>
          </draw:line>
        </draw:g>
        <draw:custom-shape draw:style-name="gr2" draw:text-style-name="P2" draw:layer="layout" svg:width="2.5cm" svg:height="1cm" svg:x="25.26cm" svg:y="5.31cm">
          <text:p text:style-name="P1"><text:span text:style-name="T1">Evalu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21.47cm" svg:y1="5.81cm" svg:x2="25.31cm" svg:y2="5.81cm">
          <text:p/>
        </draw:line>
        <draw:line draw:style-name="gr3" draw:text-style-name="P1" draw:layer="layout" svg:x1="27.66cm" svg:y1="5.81cm" svg:x2="28.3cm" svg:y2="5.81cm">
          <text:p/>
        </draw:line>
        <draw:rect draw:style-name="gr4" draw:text-style-name="P2" draw:layer="layout" svg:width="2cm" svg:height="2cm" svg:x="25.47cm" svg:y="1.31cm">
          <text:p text:style-name="P1"><text:span text:style-name="T3">?</text:span></text:p>
        </draw:rect>
        <draw:line draw:style-name="gr5" draw:text-style-name="P1" draw:layer="layout" svg:x1="26.47cm" svg:y1="5.31cm" svg:x2="26.47cm" svg:y2="3.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ward Willink</meta:initial-creator>
    <meta:creation-date>2016-07-24T16:21:25.38</meta:creation-date>
    <dc:date>2016-07-24T16:47:14.44</dc:date>
    <dc:creator>Edward Willink</dc:creator>
    <meta:editing-duration>PT25M47S</meta:editing-duration>
    <meta:editing-cycles>5</meta:editing-cycles>
    <meta:generator>OpenOffice/4.0.1$Win32 OpenOffice.org_project/401m5$Build-9714</meta:generator>
    <meta:document-statistic meta:object-count="58"/>
  </office:meta>
</office:document-meta>
</file>